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51f" officeooo:paragraph-rsid="0007cc97"/>
    </style:style>
    <style:style style:name="P2" style:family="paragraph" style:parent-style-name="Standard">
      <style:text-properties officeooo:rsid="000782d7" officeooo:paragraph-rsid="000782d7"/>
    </style:style>
    <style:style style:name="P3" style:family="paragraph" style:parent-style-name="Standard">
      <style:text-properties officeooo:rsid="0007cc97" officeooo:paragraph-rsid="0007cc97"/>
    </style:style>
    <style:style style:name="P4" style:family="paragraph" style:parent-style-name="Standard">
      <style:text-properties officeooo:rsid="0007cc97" officeooo:paragraph-rsid="00160890"/>
    </style:style>
    <style:style style:name="P5" style:family="paragraph" style:parent-style-name="Standard">
      <style:text-properties officeooo:rsid="000a384c" officeooo:paragraph-rsid="00199a17"/>
    </style:style>
    <style:style style:name="P6" style:family="paragraph" style:parent-style-name="Standard">
      <style:text-properties officeooo:rsid="000e412f" officeooo:paragraph-rsid="000e412f"/>
    </style:style>
    <style:style style:name="P7" style:family="paragraph" style:parent-style-name="Standard">
      <style:text-properties officeooo:rsid="00102bcb" officeooo:paragraph-rsid="00199a17"/>
    </style:style>
    <style:style style:name="P8" style:family="paragraph" style:parent-style-name="Standard">
      <style:text-properties officeooo:rsid="001571de" officeooo:paragraph-rsid="00199a17"/>
    </style:style>
    <style:style style:name="P9" style:family="paragraph" style:parent-style-name="Standard">
      <style:text-properties officeooo:rsid="00164a80" officeooo:paragraph-rsid="00164a80"/>
    </style:style>
    <style:style style:name="P10" style:family="paragraph" style:parent-style-name="Standard">
      <style:text-properties officeooo:rsid="0016d3ee" officeooo:paragraph-rsid="00199a17"/>
    </style:style>
    <style:style style:name="P11" style:family="paragraph" style:parent-style-name="Standard">
      <style:text-properties officeooo:rsid="00189916" officeooo:paragraph-rsid="00189916"/>
    </style:style>
    <style:style style:name="P12" style:family="paragraph" style:parent-style-name="Standard">
      <style:text-properties officeooo:rsid="00191f2c" officeooo:paragraph-rsid="00199a17"/>
    </style:style>
    <style:style style:name="P13" style:family="paragraph" style:parent-style-name="Standard">
      <style:text-properties officeooo:rsid="00193ecd" officeooo:paragraph-rsid="00199a17"/>
    </style:style>
    <style:style style:name="P14" style:family="paragraph" style:parent-style-name="Standard">
      <style:text-properties officeooo:rsid="00170eed" officeooo:paragraph-rsid="00199a17"/>
    </style:style>
    <style:style style:name="P15" style:family="paragraph" style:parent-style-name="Standard">
      <style:text-properties officeooo:rsid="001a2f16" officeooo:paragraph-rsid="001a2f16"/>
    </style:style>
    <style:style style:name="P16" style:family="paragraph" style:parent-style-name="Standard">
      <style:text-properties officeooo:paragraph-rsid="000acd24"/>
    </style:style>
    <style:style style:name="P17" style:family="paragraph" style:parent-style-name="Standard">
      <style:text-properties officeooo:paragraph-rsid="0007cc97"/>
    </style:style>
    <style:style style:name="P18" style:family="paragraph" style:parent-style-name="Standard">
      <style:text-properties officeooo:paragraph-rsid="00199a17"/>
    </style:style>
    <style:style style:name="P19" style:family="paragraph" style:parent-style-name="Standard">
      <style:text-properties fo:font-style="normal" style:text-underline-style="none" officeooo:paragraph-rsid="00084c1c" style:font-style-asian="normal" style:font-style-complex="normal"/>
    </style:style>
    <style:style style:name="T1" style:family="text">
      <style:text-properties officeooo:rsid="0007cc97"/>
    </style:style>
    <style:style style:name="T2" style:family="text">
      <style:text-properties officeooo:rsid="000ca4a4"/>
    </style:style>
    <style:style style:name="T3" style:family="text">
      <style:text-properties officeooo:rsid="001139c8"/>
    </style:style>
    <style:style style:name="T4" style:family="text">
      <style:text-properties officeooo:rsid="00127409"/>
    </style:style>
    <style:style style:name="T5" style:family="text">
      <style:text-properties officeooo:rsid="00129b3c"/>
    </style:style>
    <style:style style:name="T6" style:family="text">
      <style:text-properties officeooo:rsid="0012d158"/>
    </style:style>
    <style:style style:name="T7" style:family="text">
      <style:text-properties officeooo:rsid="001428ca"/>
    </style:style>
    <style:style style:name="T8" style:family="text">
      <style:text-properties officeooo:rsid="001571de"/>
    </style:style>
    <style:style style:name="T9" style:family="text">
      <style:text-properties officeooo:rsid="00160890"/>
    </style:style>
    <style:style style:name="T10" style:family="text">
      <style:text-properties officeooo:rsid="000782d7"/>
    </style:style>
    <style:style style:name="T11" style:family="text">
      <style:text-properties officeooo:rsid="0016ab5a"/>
    </style:style>
    <style:style style:name="T12" style:family="text">
      <style:text-properties officeooo:rsid="00191f2c"/>
    </style:style>
    <style:style style:name="T13" style:family="text">
      <style:text-properties officeooo:rsid="00193ecd"/>
    </style:style>
    <style:style style:name="T14" style:family="text">
      <style:text-properties officeooo:rsid="00199a17"/>
    </style:style>
    <style:style style:name="T15" style:family="text">
      <style:text-properties officeooo:rsid="001a2f16"/>
    </style:style>
    <style:style style:name="T16" style:family="text">
      <style:text-properties officeooo:rsid="000acd24"/>
    </style:style>
    <style:style style:name="T17" style:family="text">
      <style:text-properties officeooo:rsid="0005d51f"/>
    </style:style>
    <style:style style:name="T18" style:family="text">
      <style:text-properties officeooo:rsid="00189916"/>
    </style:style>
    <style:style style:name="T19" style:family="text">
      <style:text-properties officeooo:rsid="00084c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By19850316ArthurGolubev2024<text:span text:style-name="T15">1001</text:span>ConceptsChecklistForDataStoring</text:p>
      <text:p text:style-name="P16"><text:span text:style-name="T12">1 </text:span><text:span text:style-name="T16">Numbering with correspondence with existing sets</text:span></text:p>
      <text:p text:style-name="P3"><text:span text:style-name="T12">2 </text:span>Grouping</text:p>
      <text:p text:style-name="P17"><text:span text:style-name="T12">3 </text:span><text:span text:style-name="T1">Ordering</text:span></text:p>
      <text:p text:style-name="P17"><text:span text:style-name="T12">4 </text:span><text:span text:style-name="T17">Dividing for parts:</text:span></text:p>
      <text:p text:style-name="P1"><text:tab/><text:span text:style-name="T12">4-1 </text:span><text:span text:style-name="T1">preliminary</text:span></text:p>
      <text:p text:style-name="P1"><text:tab/><text:span text:style-name="T12">4-2 </text:span><text:span text:style-name="T1">in the process</text:span></text:p>
      <text:p text:style-name="P17"><text:span text:style-name="T12">5 </text:span><text:span text:style-name="T17">Indexing</text:span></text:p>
      <text:p text:style-name="P6"><text:span text:style-name="T12">6 </text:span>Routing</text:p>
      <text:p text:style-name="P2"><text:span text:style-name="T12">7 </text:span><text:span text:style-name="T9">Using s</text:span>tamps <text:span text:style-name="T9">for routing</text:span></text:p>
      <text:p text:style-name="P4"><text:span text:style-name="T12">8 </text:span><text:span text:style-name="T9">Using r</text:span>anges <text:span text:style-name="T3">of values</text:span><text:span text:style-name="T10"> </text:span><text:span text:style-name="T9">for routing</text:span></text:p>
      <text:p text:style-name="P4"><text:span text:style-name="T12">9 </text:span><text:span text:style-name="T9">Using p</text:span>robable equality<text:span text:style-name="T10"> </text:span><text:span text:style-name="T9">for routing</text:span></text:p>
      <text:p text:style-name="P17"><text:span text:style-name="T12">10 </text:span><text:span text:style-name="T1">Storing as trees</text:span></text:p>
      <text:p text:style-name="P3"><text:span text:style-name="T12">11 </text:span>Storing as successions</text:p>
      <text:p text:style-name="P9"><text:span text:style-name="T12">12 </text:span>In successions storing trees</text:p>
      <text:p text:style-name="P13"><text:span text:style-name="T12">13 </text:span>Storing as networks</text:p>
      <text:p text:style-name="P13"><text:span text:style-name="T12">14 </text:span>Storing networks as neighbors lists</text:p>
      <text:p text:style-name="P13"><text:span text:style-name="T12">15 </text:span>Storing network as table</text:p>
      <text:p text:style-name="P18"><text:span text:style-name="T12">16 </text:span><text:span text:style-name="T18">Priority trees</text:span></text:p>
      <text:p text:style-name="P18"><text:span text:style-name="T12">17 </text:span><text:span text:style-name="T19">For skipping information </text:span><text:span text:style-name="T11">using more rare lists</text:span></text:p>
      <text:p text:style-name="P5"><text:span text:style-name="T12">18 </text:span><text:span text:style-name="T8">Required</text:span><text:span text:style-name="T2"> a</text:span>ccuracy of the being searched value</text:p>
      <text:p text:style-name="P7"><text:span text:style-name="T12">19 </text:span><text:span text:style-name="T4">Storing parts of </text:span><text:span text:style-name="T5">a</text:span><text:span text:style-name="T4"> value in nodes so that </text:span><text:span text:style-name="T6">the value</text:span><text:span text:style-name="T4"> can be collected when passing through </text:span><text:span text:style-name="T7">an </text:span><text:span text:style-name="T4">intended path</text:span></text:p>
      <text:p text:style-name="P12">20 Reusing nodes with the same values <text:s/>in paths</text:p>
      <text:p text:style-name="P12">21 Storing values more than once</text:p>
      <text:p text:style-name="P8"><text:span text:style-name="T12">22 </text:span>Using multiple acting threads</text:p>
      <text:p text:style-name="P10"><text:span text:style-name="T12">23 </text:span>Balancing lengths of paths in trees</text:p>
      <text:p text:style-name="P10"><text:span text:style-name="T12">24 </text:span>Balancing heights in trees</text:p>
      <text:p text:style-name="P14"><text:span text:style-name="T13">25 </text:span>While searching doing portions or ordering</text:p>
      <text:p text:style-name="P11"><text:span text:style-name="T14">26 </text:span>Probability of searching for different values from a set</text:p>
      <text:p text:style-name="P11"><text:span text:style-name="T14">27 </text:span>Requirements to search only some of values from a set</text:p>
      <text:p text:style-name="P15">28 Using addresses or part of addresses as values or part of values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20:11:21.193184812</meta:creation-date>
    <dc:date>2024-10-08T22:18:21.449017271</dc:date>
    <meta:editing-duration>PT5H10M5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185" meta:character-count="1096" meta:non-whitespace-character-count="939"/>
  </office:meta>
</office:document-meta>
</file>